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327.799999999958pt"/>
    </style:style>
    <style:style style:name="ce1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2" style:family="table-cell">
      <style:table-cell-properties style:text-align-source="fix"/>
      <style:paragraph-properties fo:text-align="center"/>
    </style:style>
    <style:style style:name="ce3" style:family="table-cell"/>
  </office:automatic-styles>
  <office:body>
    <office:spreadsheet>
      <table:table table:name="Folha1" table:style-name="ta1">
        <table:table-column table:style-name="co1"/>
        <table:table-column table:style-name="co2"/>
        <table:table-column/>
        <table:table-row>
          <table:table-cell office:value-type="string" office:string-value="icon" table:style-name="ce1">
            <text:p>icon</text:p>
          </table:table-cell>
          <table:table-cell office:value-type="string" office:string-value="coments" table:style-name="ce2">
            <text:p>coments</text:p>
          </table:table-cell>
          <table:table-cell office:value-type="string" office:string-value="status" table:style-name="ce2">
            <text:p>status</text:p>
          </table:table-cell>
        </table:table-row>
        <table:table-row>
          <table:table-cell office:value-type="string" office:string-value="/align-horizontal-right-out.png" table:style-name="ce3">
            <text:p>/align-horizontal-right-ou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vertical-top.png" table:style-name="ce3">
            <text:p>./distribute-vertical-top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horizontal-left-out.png" table:style-name="ce3">
            <text:p>./align-horizontal-left-ou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ocument-print.png" table:style-name="ce3">
            <text:p>./document-prin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vertical-equal.png" table:style-name="ce3">
            <text:p>./distribute-vertical-equal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ellipse.png" table:style-name="ce3">
            <text:p>./draw-ellips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polygon.png" table:style-name="ce3">
            <text:p>./draw-polygo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transform-shear-up.png" table:style-name="ce3">
            <text:p>./transform-shear-up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horizontal-margin.png" table:style-name="ce3">
            <text:p>./distribute-horizontal-margi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find-replace.png" table:style-name="ce3">
            <text:p>./edit-find-replac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select-all.png" table:style-name="ce3">
            <text:p>./edit-select-all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delete.png" table:style-name="ce3">
            <text:p>./edit-delet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text-frame-link.png" table:style-name="ce3">
            <text:p>./text-frame-link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lock-unlocked.png" table:style-name="ce3">
            <text:p>./lock-unlocked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horizontal-right.png" table:style-name="ce3">
            <text:p>./align-horizontal-righ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vertical-center.png" table:style-name="ce3">
            <text:p>./align-vertical-cente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vertical-bottom-out.png" table:style-name="ce3">
            <text:p>./align-vertical-bottom-ou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down.png" table:style-name="ce3">
            <text:p>./go-dow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bottom.png" table:style-name="ce3">
            <text:p>./go-bottom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zoom-original.png" table:style-name="ce3">
            <text:p>./zoom-original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vertical-margin.png" table:style-name="ce3">
            <text:p>./distribute-vertical-margi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triangle1.png" table:style-name="ce3">
            <text:p>./draw-triangle1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triangle2.png" table:style-name="ce3">
            <text:p>./draw-triangle2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triangle3.png" table:style-name="ce3">
            <text:p>./draw-triangle3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triangle4.png" table:style-name="ce3">
            <text:p>./draw-triangle4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insert-button.png" table:style-name="ce3">
            <text:p>./insert-butto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up.png" table:style-name="ce3">
            <text:p>./go-up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horizontal-center.png" table:style-name="ce3">
            <text:p>./distribute-horizontal-cente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ocument-open.png" table:style-name="ce3">
            <text:p>./document-ope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insert-text-frame.png" table:style-name="ce3">
            <text:p>./insert-text-fram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square-inverted-corners.png" table:style-name="ce3">
            <text:p>./draw-square-inverted-corners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list-box.png" table:style-name="ce3">
            <text:p>./list-box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redo.png" table:style-name="ce3">
            <text:p>./edit-redo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ocument-print-preview.png" table:style-name="ce3">
            <text:p>./document-print-preview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ocument-new.png" table:style-name="ce3">
            <text:p>./document-new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horizontal-center.png" table:style-name="ce3">
            <text:p>./align-horizontal-cente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arrow-back.png" table:style-name="ce3">
            <text:p>./draw-arrow-back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horizontal-right.png" table:style-name="ce3">
            <text:p>./distribute-horizontal-righ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zoom.png" table:style-name="ce3">
            <text:p>./zoom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path.png" table:style-name="ce3">
            <text:p>./draw-path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top.png" table:style-name="ce3">
            <text:p>./go-top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bezier-curves.png" table:style-name="ce3">
            <text:p>./draw-bezier-curves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vertical-center.png" table:style-name="ce3">
            <text:p>./distribute-vertical-cente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text.png" table:style-name="ce3">
            <text:p>./draw-tex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undo.png" table:style-name="ce3">
            <text:p>./edit-undo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rectangle.png" table:style-name="ce3">
            <text:p>./draw-rectangl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vertical-bottom.png" table:style-name="ce3">
            <text:p>./align-vertical-bottom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home.png" table:style-name="ce3">
            <text:p>./go-hom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donut.png" table:style-name="ce3">
            <text:p>./draw-donu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scale.png" table:style-name="ce3">
            <text:p>./scal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sample.txt" table:style-name="ce3">
            <text:p>./sample.txt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cut.png" table:style-name="ce3">
            <text:p>./edit-cu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vertical-top-out.png" table:style-name="ce3">
            <text:p>./align-vertical-top-ou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ocument-save-as.png" table:style-name="ce3">
            <text:p>./document-save-as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image-x-generic.png" table:style-name="ce3">
            <text:p>./image-x-generic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zoom-in.png" table:style-name="ce3">
            <text:p>./zoom-i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previous.png" table:style-name="ce3">
            <text:p>./go-previous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insert-image.png" table:style-name="ce3">
            <text:p>./insert-imag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vertical-top.png" table:style-name="ce3">
            <text:p>./align-vertical-top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color-picker.png" table:style-name="ce3">
            <text:p>./color-picke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zoom-out.png" table:style-name="ce3">
            <text:p>./zoom-ou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text-frame-unlink.png" table:style-name="ce3">
            <text:p>./text-frame-unlink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arrow-forward.png" table:style-name="ce3">
            <text:p>./draw-arrow-forward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clear.png" table:style-name="ce3">
            <text:p>./edit-clea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freehand.png" table:style-name="ce3">
            <text:p>./draw-freehand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arrow-up.png" table:style-name="ce3">
            <text:p>./draw-arrow-up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story-editor.png" table:style-name="ce3">
            <text:p>./story-edito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horizontal-x.png" table:style-name="ce3">
            <text:p>./distribute-horizontal-x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combobox.png" table:style-name="ce3">
            <text:p>./combobox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vertical-bottom.png" table:style-name="ce3">
            <text:p>./distribute-vertical-bottom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checkbox.png" table:style-name="ce3">
            <text:p>./checkbox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pointer.png" table:style-name="ce3">
            <text:p>./pointe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transform-shear-down.png" table:style-name="ce3">
            <text:p>./transform-shear-dow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star.png" table:style-name="ce3">
            <text:p>./draw-sta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horizontal-equal.png" table:style-name="ce3">
            <text:p>./distribute-horizontal-equal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align-horizontal-left.png" table:style-name="ce3">
            <text:p>./align-horizontal-lef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vertical-y.png" table:style-name="ce3">
            <text:p>./distribute-vertical-y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lock.png" table:style-name="ce3">
            <text:p>./lock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next.png" table:style-name="ce3">
            <text:p>./go-nex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transform-shear-left.png" table:style-name="ce3">
            <text:p>./transform-shear-lef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close.png" table:style-name="ce3">
            <text:p>./clos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paste.png" table:style-name="ce3">
            <text:p>./edit-past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ocument-save.png" table:style-name="ce3">
            <text:p>./document-sav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triangle.png" table:style-name="ce3">
            <text:p>./draw-triangl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horizontal-page.png" table:style-name="ce3">
            <text:p>./distribute-horizontal-pag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vertical-page.png" table:style-name="ce3">
            <text:p>./distribute-vertical-pag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preflight-verifier.png" table:style-name="ce3">
            <text:p>./preflight-verifier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arrow-down.png" table:style-name="ce3">
            <text:p>./draw-arrow-down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pdf-annotations.png" table:style-name="ce3">
            <text:p>./pdf-annotations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polyline.png" table:style-name="ce3">
            <text:p>./draw-polylin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edit-copy.png" table:style-name="ce3">
            <text:p>./edit-copy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istribute-horizontal-left.png" table:style-name="ce3">
            <text:p>./distribute-horizontal-lef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first.png" table:style-name="ce3">
            <text:p>./go-firs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cross.png" table:style-name="ce3">
            <text:p>./draw-cross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go-last.png" table:style-name="ce3">
            <text:p>./go-las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measure.png" table:style-name="ce3">
            <text:p>./measur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halfcircle1.png" table:style-name="ce3">
            <text:p>./draw-halfcircle1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halfcircle2.png" table:style-name="ce3">
            <text:p>./draw-halfcircle2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halfcircle3.png" table:style-name="ce3">
            <text:p>./draw-halfcircle3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raw-halfcircle4.png" table:style-name="ce3">
            <text:p>./draw-halfcircle4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text-field.png" table:style-name="ce3">
            <text:p>./text-field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insert-table.png" table:style-name="ce3">
            <text:p>./insert-tabl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list-add.png" table:style-name="ce3">
            <text:p>./list-add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transform-shear-right.png" table:style-name="ce3">
            <text:p>./transform-shear-right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document-properties.png" table:style-name="ce3">
            <text:p>./document-properties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list-remove.png" table:style-name="ce3">
            <text:p>./list-remov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office:value-type="string" office:string-value="./transform-rotate.png" table:style-name="ce3">
            <text:p>./transform-rotate.png</text:p>
          </table:table-cell>
          <table:table-cell/>
          <table:table-cell office:value-type="string" office:string-value="undone">
            <text:p>undone</text:p>
          </table:table-cell>
        </table:table-row>
        <table:table-row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</meta:editing-cycles>
    <meta:creation-date>2007-05-09T18:30:23</meta:creation-date>
    <dc:date>2007-05-09T18:31:27</dc:date>
    <dc:creator>pinheiro</dc:creator>
  </office:meta>
</office:document-meta>
</file>